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125in" fo:line-height="107%" fo:margin-left="0.1041in" fo:text-indent="0in">
        <style:tab-stops/>
      </style:paragraph-properties>
    </style:style>
    <style:style style:name="T2" style:parent-style-name="Fuentedepárrafopredeter." style:family="text">
      <style:text-properties fo:font-weight="bold" style:font-weight-asian="bold"/>
    </style:style>
    <style:style style:name="P3" style:parent-style-name="Normal" style:family="paragraph">
      <style:paragraph-properties fo:margin-left="-0.0034in">
        <style:tab-stops/>
      </style:paragraph-properties>
    </style:style>
    <style:style style:name="T4" style:parent-style-name="Fuentedepárrafopredeter." style:family="text">
      <style:text-properties fo:font-weight="bold" style:font-weight-asian="bold"/>
    </style:style>
    <style:style style:name="P5" style:parent-style-name="Normal" style:family="paragraph">
      <style:paragraph-properties fo:margin-left="-0.0034in">
        <style:tab-stops/>
      </style:paragraph-properties>
    </style:style>
    <style:style style:name="T6" style:parent-style-name="Fuentedepárrafopredeter." style:family="text">
      <style:text-properties fo:font-weight="bold" style:font-weight-asian="bold"/>
    </style:style>
    <style:style style:name="P7" style:parent-style-name="Normal" style:family="paragraph">
      <style:paragraph-properties fo:margin-left="-0.0034in">
        <style:tab-stops/>
      </style:paragraph-properties>
    </style:style>
    <style:style style:name="T8" style:parent-style-name="Fuentedepárrafopredeter." style:family="text">
      <style:text-properties fo:font-weight="bold" style:font-weight-asian="bold"/>
    </style:style>
    <style:style style:name="P9" style:parent-style-name="Normal" style:family="paragraph">
      <style:paragraph-properties fo:margin-left="-0.0034in">
        <style:tab-stops/>
      </style:paragraph-properties>
    </style:style>
    <style:style style:name="P10" style:parent-style-name="Normal" style:family="paragraph">
      <style:paragraph-properties fo:margin-left="-0.0034in">
        <style:tab-stops/>
      </style:paragraph-properties>
    </style:style>
    <style:style style:name="P11" style:parent-style-name="Normal" style:family="paragraph">
      <style:paragraph-properties fo:margin-bottom="0.1125in" fo:line-height="107%" fo:margin-left="0in" fo:text-indent="0in">
        <style:tab-stops/>
      </style:paragraph-properties>
    </style:style>
    <style:style style:name="P12" style:parent-style-name="Normal" style:family="paragraph">
      <style:paragraph-properties fo:margin-left="-0.0034in">
        <style:tab-stops/>
      </style:paragraph-properties>
    </style:style>
    <style:style style:name="P13" style:parent-style-name="Normal" style:family="paragraph">
      <style:paragraph-properties fo:margin-bottom="0.1125in" fo:line-height="107%" fo:margin-left="0in" fo:text-indent="0in">
        <style:tab-stops/>
      </style:paragraph-properties>
    </style:style>
    <style:style style:name="P14" style:parent-style-name="Normal" style:family="paragraph">
      <style:paragraph-properties fo:margin-bottom="0in" fo:line-height="167%" fo:margin-left="-0.0034in" fo:margin-right="3.5131in">
        <style:tab-stops/>
      </style:paragraph-properties>
    </style:style>
    <style:style style:name="P15" style:parent-style-name="Normal" style:family="paragraph">
      <style:paragraph-properties fo:margin-bottom="0in" fo:line-height="167%" fo:margin-left="-0.0034in" fo:margin-right="3.5131in">
        <style:tab-stops/>
      </style:paragraph-properties>
    </style:style>
    <style:style style:name="P16" style:parent-style-name="Normal" style:family="paragraph">
      <style:paragraph-properties fo:margin-left="-0.0034in">
        <style:tab-stops/>
      </style:paragraph-properties>
      <style:text-properties fo:language="en" fo:country="US"/>
    </style:style>
    <style:style style:name="P17" style:parent-style-name="Normal" style:family="paragraph">
      <style:paragraph-properties fo:margin-bottom="0.1125in" fo:line-height="107%" fo:margin-left="0in" fo:text-indent="0in">
        <style:tab-stops/>
      </style:paragraph-properties>
      <style:text-properties fo:language="en" fo:country="US"/>
    </style:style>
    <style:style style:name="P18" style:parent-style-name="Normal" style:family="paragraph">
      <style:paragraph-properties fo:margin-bottom="0.0013in" fo:line-height="167%" fo:margin-left="-0.0034in" fo:margin-right="3.5131in">
        <style:tab-stops/>
      </style:paragraph-properties>
      <style:text-properties fo:language="en" fo:country="US"/>
    </style:style>
    <style:style style:name="P19" style:parent-style-name="Normal" style:family="paragraph">
      <style:paragraph-properties fo:margin-bottom="0.0013in" fo:line-height="167%" fo:margin-left="-0.0034in" fo:margin-right="3.5131in">
        <style:tab-stops/>
      </style:paragraph-properties>
      <style:text-properties fo:language="en" fo:country="US"/>
    </style:style>
    <style:style style:name="P20" style:parent-style-name="Normal" style:family="paragraph">
      <style:paragraph-properties fo:margin-bottom="0.0013in" fo:line-height="167%" fo:margin-left="-0.0034in" fo:margin-right="3.5131in">
        <style:tab-stops/>
      </style:paragraph-properties>
    </style:style>
    <style:style style:name="P21" style:parent-style-name="Normal" style:family="paragraph">
      <style:paragraph-properties fo:margin-bottom="0.0013in" fo:line-height="167%" fo:margin-left="-0.0034in" fo:margin-right="3.5131in">
        <style:tab-stops/>
      </style:paragraph-properties>
    </style:style>
    <style:style style:name="P22" style:parent-style-name="Normal" style:family="paragraph">
      <style:paragraph-properties fo:margin-bottom="0.0013in" fo:line-height="167%" fo:margin-left="-0.0034in" fo:margin-right="3.5131in">
        <style:tab-stops/>
      </style:paragraph-properties>
      <style:text-properties fo:language="en" fo:country="US"/>
    </style:style>
    <style:style style:name="P23" style:parent-style-name="Normal" style:family="paragraph">
      <style:paragraph-properties fo:margin-bottom="0.0013in" fo:line-height="167%" fo:margin-left="-0.0034in" fo:margin-right="3.5131in">
        <style:tab-stops/>
      </style:paragraph-properties>
      <style:text-properties fo:language="en" fo:country="US"/>
    </style:style>
    <style:style style:name="P24" style:parent-style-name="Normal" style:family="paragraph">
      <style:paragraph-properties fo:margin-bottom="0.0013in" fo:line-height="167%" fo:margin-left="-0.0034in" fo:margin-right="3.5131in">
        <style:tab-stops/>
      </style:paragraph-properties>
      <style:text-properties fo:language="en" fo:country="US"/>
    </style:style>
    <style:style style:name="P25" style:parent-style-name="Normal" style:family="paragraph">
      <style:paragraph-properties fo:margin-bottom="0.0013in" fo:line-height="167%" fo:margin-left="-0.0034in" fo:margin-right="3.5131in">
        <style:tab-stops/>
      </style:paragraph-properties>
      <style:text-properties fo:language="en" fo:country="US"/>
    </style:style>
    <style:style style:name="P26" style:parent-style-name="Normal" style:family="paragraph">
      <style:paragraph-properties fo:margin-left="-0.0034in">
        <style:tab-stops/>
      </style:paragraph-properties>
      <style:text-properties fo:language="en" fo:country="US"/>
    </style:style>
    <style:style style:name="P27" style:parent-style-name="Normal" style:family="paragraph">
      <style:paragraph-properties fo:margin-left="-0.0034in">
        <style:tab-stops/>
      </style:paragraph-properties>
    </style:style>
    <style:style style:name="T28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<text:span text:style-name="T2">Instituto Superior Universitario Sucre<text:s/></text:span></text:p>
      <text:p text:style-name="P3"><text:span text:style-name="T4">Nombre:</text:span><text:s/>Brandon Toapanta <text:s/></text:p>
      <text:p text:style-name="P5"><text:span text:style-name="T6">Curso:</text:span><text:s/>4to A vespertine <text:s/></text:p>
      <text:p text:style-name="P7"><text:span text:style-name="T8">Fecha:</text:span><text:s/>29/11/2022<text:s/></text:p>
      <text:p text:style-name="P9">Tabla de relación sobre adoptar mascota, donde el cliente puede tener mas de una mascota y la mascota solo puede tener una persona que le adopte. <text:s/></text:p>
      <text:p text:style-name="P10">CREATE DATABASE tarea;<text:s/></text:p>
      <text:p text:style-name="P11"><text:s/></text:p>
      <text:p text:style-name="P12">use tarea;<text:s/></text:p>
      <text:p text:style-name="P13"><text:s/></text:p>
      <text:p text:style-name="P14">create table cliente ( <text:s text:c="3"/></text:p>
      <text:p text:style-name="P15"><text:s/>id int primary key auto_increment, <text:s text:c="4"/>nombres varchar(50) not null, <text:s text:c="4"/>apellidos varchar(50) not null, <text:s text:c="4"/>cedula varchar(10) not null, <text:s text:c="4"/>direccion varchar(100) not null, <text:s text:c="4"/>estado_civil varchar(15) not null<text:s/></text:p>
      <text:p text:style-name="P16">) ENGINE = InnoDB DEFAULT CHARSET = utf8 COLLATE = utf8_spanish_ci;<text:s/></text:p>
      <text:p text:style-name="P17"><text:s/></text:p>
      <text:p text:style-name="P18">create table mascota( <text:s text:c="3"/></text:p>
      <text:p text:style-name="P19"><text:s/>id int primary key auto_increment,</text:p>
      <text:p text:style-name="P20">tipo_animal varchar(50) not null,</text:p>
      <text:p text:style-name="P21"><text:s/>raza varchar(50) not null, <text:s text:c="3"/></text:p>
      <text:p text:style-name="P22">tamanio varchar(10) not null, <text:s text:c="4"/></text:p>
      <text:p text:style-name="P23">peso varchar(6) <text:s/>not null, <text:s text:c="4"/></text:p>
      <text:p text:style-name="P24">color varchar(15) not null, <text:s text:c="4"/></text:p>
      <text:p text:style-name="P25">vacunas varchar(150) not null, <text:s text:c="4"/>descripcion varchar(300) not null, <text:s text:c="4"/>cliente_id INT,<text:s/></text:p>
      <text:p text:style-name="P26"><text:s text:c="4"/>FOREIGN KEY (cliente_id) REFERENCES cliente(id)<text:s/></text:p>
      <text:p text:style-name="P27"><text:span text:style-name="T28">) ENGINE = InnoDB DEFAULT CHARSET = utf8 COLLATE = utf8_spanish_ci;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04in" fo:line-height="108%" fo:margin-left="0.0069in" fo:text-indent="-0.0069in">
        <style:tab-stops/>
      </style:paragraph-properties>
      <style:text-properties style:font-name="Calibri" style:font-name-asian="Calibri" style:font-name-complex="Calibri" fo:color="#000000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94in" fo:page-height="11.6916in" style:print-orientation="portrait" fo:margin-top="1in" fo:margin-left="1.1812in" fo:margin-bottom="1in" fo:margin-right="1.2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brandontoapanta12345@gmail.com</meta:initial-creator>
    <dc:creator>brandontoapanta12345@gmail.com</dc:creator>
    <meta:creation-date>2022-12-07T19:31:00Z</meta:creation-date>
    <dc:date>2022-12-07T19:31:00Z</dc:date>
    <meta:template xlink:href="Normal.dotm" xlink:type="simple"/>
    <meta:editing-cycles>2</meta:editing-cycles>
    <meta:editing-duration>PT1140S</meta:editing-duration>
    <meta:document-statistic meta:page-count="1" meta:paragraph-count="2" meta:word-count="162" meta:character-count="1052" meta:row-count="7" meta:non-whitespace-character-count="892"/>
  </office:meta>
</office:document-meta>
</file>